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4262617949482.1" style:family="table-column">
      <style:table-column-properties style:rel-column-width="32500*"/>
    </style:style>
    <style:style style:name="AppyTable14262617949482.2" style:family="table-column">
      <style:table-column-properties style:rel-column-width="32500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hamp FCK</text:p>
      <text:list text:style-name="podNumberedList" text:continue-numbering="false">
        <text:list-item>
          <text:p text:style-name="podNumberItem">aaaa</text:p>
        </text:list-item>
        <text:list-item>
          <text:list text:style-name="podNumberedList" text:continue-numbering="false">
            <text:list-item>
              <text:p text:style-name="podNumberItem">Azerty</text:p>
            </text:list-item>
            <text:list-item>
              <text:p text:style-name="podNumberItem">aaaa</text:p>
            </text:list-item>
          </text:list>
        </text:list-item>
        <text:list-item>
          <text:p text:style-name="podNumberItem">edzfrgh</text:p>
        </text:list-item>
        <text:list-item>
          <text:p text:style-name="podNumberItem">Kupu</text:p>
        </text:list-item>
      </text:list>
      <table:table table:name="AppyTable14262617949482" table:style-name="podTable">
        <table:table-column table:style-name="AppyTable14262617949482.1"/>
        <table:table-column table:style-name="AppyTable14262617949482.2"/>
        <table:table-row>
          <table:table-cell table:style-name="podCell">
            <text:p text:style-name="Appy_Table_Content">a</text:p>
          </table:table-cell>
          <table:table-cell table:style-name="podCell">
            <text:p text:style-name="Appy_Table_Content">b</text:p>
          </table:table-cell>
        </table:table-row>
        <table:table-row>
          <table:table-cell table:style-name="podCell">
            <text:p text:style-name="Appy_Table_Content">x</text:p>
          </table:table-cell>
          <table:table-cell table:style-name="podCell">
            <text:p text:style-name="Appy_Table_Content">vvv</text:p>
          </table:table-cell>
        </table:table-row>
        <table:table-row>
          <table:table-cell table:style-name="podCell">
            <text:p text:style-name="Appy_Table_Content">bbb</text:p>
          </table:table-cell>
          <table:table-cell table:style-name="podCell">
            <text:p text:style-name="Appy_Table_Content">vvvvv</text:p>
          </table:table-cell>
        </table:table-row>
      </table:table>
      <text:p> </text:p>
      <text:p>hghdghghgh</text:p>
      <text:list text:style-name="podBulletedList">
        <text:list-item>
          <text:p text:style-name="podBulletItem">aaa</text:p>
        </text:list-item>
        <text:list-item>
          <text:p text:style-name="podBulletItem"> </text:p>
        </text:list-item>
        <text:list-item>
          <text:p text:style-name="podBulletItem">bvbb</text:p>
        </text:list-item>
      </text:list>
      <text:list text:style-name="podNumberedList" text:continue-numbering="false">
        <text:list-item>
          <text:p text:style-name="podNumberItem">regrg</text:p>
        </text:list-item>
        <text:list-item>
          <text:p text:style-name="podNumberItem"> </text:p>
        </text:list-item>
      </text:list>
      <text:p>vghriqghrghgfd hgkll hgjkf lghjfkd slhgjfd klhgjfds klghjfds s&amp;é@èù 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</text:p>
      <text:p> </text:p>
      <text:p>vghriqghrghgfd hgkll hgjkf lghjfkd slhgjfd klhgjfds klghjfds s&amp;é@èù 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